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AsArray_int_public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AsArray_int_public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AsArray_int_public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AsArray_int_public.test_error_overflow_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iteAsArray_int_public.test_error_stream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int_public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AsArray_int_public.test_error_overfl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AsArray_int_public.test_error_value_notmatch_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int_public.test_error_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iteAsArray_int_public.test_1_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int_public.test_error_stream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iteAsArray_int_public.test_error_value_notmatch_2_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iteAsArray_int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AsArray_int_public.test_2_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AsArray_int_public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AsArray_int_public.test_error_value_notmatch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int_public.test_error_value_not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